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bullet text:level="1" text:style-name="WW_CharLFO12LVL1" text:bullet-char="">
        <style:list-level-properties text:space-before="0.2416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416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416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agłówek1" style:master-page-name="MP0" style:list-style-name="LFO14" style:family="paragraph">
      <style:paragraph-properties fo:break-before="page"/>
    </style:style>
    <style:style style:name="P2" style:parent-style-name="Nagłówek2" style:family="paragraph">
      <style:text-properties style:text-underline-type="single" style:text-underline-style="solid" style:text-underline-width="auto" style:text-underline-mode="continuous"/>
    </style:style>
    <style:style style:name="P3" style:parent-style-name="Akapitzlistą" style:list-style-name="LFO5" style:family="paragraph"/>
    <style:style style:name="P4" style:parent-style-name="Akapitzlistą" style:list-style-name="LFO5" style:family="paragraph"/>
    <style:style style:name="P5" style:parent-style-name="Akapitzlistą" style:list-style-name="LFO5" style:family="paragraph"/>
    <style:style style:name="P6" style:parent-style-name="Akapitzlistą" style:list-style-name="LFO5" style:family="paragraph"/>
    <style:style style:name="T7" style:parent-style-name="Domyślnaczcionkaakapitu" style:family="text">
      <style:text-properties fo:font-weight="bold" style:font-weight-asian="bold"/>
    </style:style>
    <style:style style:name="P8" style:parent-style-name="Akapitzlistą" style:list-style-name="LFO5" style:family="paragraph"/>
    <style:style style:name="T9" style:parent-style-name="Domyślnaczcionkaakapitu" style:family="text">
      <style:text-properties fo:font-weight="bold" style:font-weight-asian="bold"/>
    </style:style>
    <style:style style:name="P10" style:parent-style-name="Akapitzlistą" style:list-style-name="LFO5" style:family="paragraph"/>
    <style:style style:name="T11" style:parent-style-name="Domyślnaczcionkaakapitu" style:family="text">
      <style:text-properties fo:font-weight="bold" style:font-weight-asian="bold"/>
    </style:style>
    <style:style style:name="P12" style:parent-style-name="Akapitzlistą" style:list-style-name="LFO5" style:family="paragraph"/>
    <style:style style:name="T13" style:parent-style-name="Domyślnaczcionkaakapitu" style:family="text">
      <style:text-properties fo:font-weight="bold" style:font-weight-asian="bold"/>
    </style:style>
    <style:style style:name="P14" style:parent-style-name="Akapitzlistą" style:list-style-name="LFO5" style:family="paragraph"/>
    <style:style style:name="T15" style:parent-style-name="Domyślnaczcionkaakapitu" style:family="text">
      <style:text-properties fo:font-weight="bold" style:font-weight-asian="bold"/>
    </style:style>
    <style:style style:name="P16" style:parent-style-name="Akapitzlistą" style:list-style-name="LFO5" style:family="paragraph"/>
    <style:style style:name="T17" style:parent-style-name="Domyślnaczcionkaakapitu" style:family="text">
      <style:text-properties fo:font-weight="bold" style:font-weight-asian="bold"/>
    </style:style>
    <style:style style:name="P18" style:parent-style-name="Nagłówek2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Akapitzlistą" style:list-style-name="LFO16" style:family="paragraph"/>
    <style:style style:name="T20" style:parent-style-name="Domyślnaczcionkaakapitu" style:family="text">
      <style:text-properties fo:font-weight="bold" style:font-weight-asian="bold"/>
    </style:style>
    <style:style style:name="P21" style:parent-style-name="Akapitzlistą" style:list-style-name="LFO16" style:family="paragraph"/>
    <style:style style:name="T22" style:parent-style-name="Domyślnaczcionkaakapitu" style:family="text">
      <style:text-properties fo:font-weight="bold" style:font-weight-asian="bold"/>
    </style:style>
    <style:style style:name="P23" style:parent-style-name="Nagłówek2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Nagłówek2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Akapitzlistą" style:list-style-name="LFO7" style:family="paragraph"/>
    <style:style style:name="P26" style:parent-style-name="Akapitzlistą" style:list-style-name="LFO7" style:family="paragraph"/>
    <style:style style:name="P27" style:parent-style-name="Akapitzlistą" style:list-style-name="LFO7" style:family="paragraph"/>
    <style:style style:name="P28" style:parent-style-name="Akapitzlistą" style:list-style-name="LFO7" style:family="paragraph"/>
    <style:style style:name="P29" style:parent-style-name="Nagłówek2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Normalny" style:family="paragraph">
      <style:text-properties fo:font-style="italic" style:font-style-asian="italic"/>
    </style:style>
    <style:style style:name="P31" style:parent-style-name="Akapitzlistą" style:list-style-name="LFO17" style:family="paragraph"/>
    <style:style style:name="T32" style:parent-style-name="Domyślnaczcionkaakapitu" style:family="text">
      <style:text-properties fo:font-weight="bold" style:font-weight-asian="bold"/>
    </style:style>
    <style:style style:name="T33" style:parent-style-name="Domyślnaczcionkaakapitu" style:family="text">
      <style:text-properties fo:font-weight="bold" style:font-weight-asian="bold"/>
    </style:style>
    <style:style style:name="P34" style:parent-style-name="Akapitzlistą" style:list-style-name="LFO17" style:family="paragraph"/>
    <style:style style:name="T35" style:parent-style-name="Domyślnaczcionkaakapitu" style:family="text">
      <style:text-properties fo:font-weight="bold" style:font-weight-asian="bold"/>
    </style:style>
    <style:style style:name="T36" style:parent-style-name="Domyślnaczcionkaakapitu" style:family="text">
      <style:text-properties fo:font-weight="bold" style:font-weight-asian="bold"/>
    </style:style>
    <style:style style:name="P37" style:parent-style-name="Akapitzlistą" style:list-style-name="LFO8" style:family="paragraph"/>
    <style:style style:name="P38" style:parent-style-name="Akapitzlistą" style:list-style-name="LFO8" style:family="paragraph"/>
    <style:style style:name="P39" style:parent-style-name="Akapitzlistą" style:list-style-name="LFO8" style:family="paragraph"/>
    <style:style style:name="P40" style:parent-style-name="Nagłówek2" style:family="paragraph"/>
    <style:style style:name="T41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42" style:parent-style-name="Akapitzlistą" style:list-style-name="LFO9" style:family="paragraph"/>
    <style:style style:name="P43" style:parent-style-name="Normalny" style:family="paragraph">
      <style:paragraph-properties fo:margin-left="0.4in">
        <style:tab-stops/>
      </style:paragraph-properties>
    </style:style>
    <style:style style:name="P44" style:parent-style-name="Nagłówek3" style:family="paragraph"/>
    <style:style style:name="T45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46" style:parent-style-name="Akapitzlistą" style:list-style-name="LFO9" style:family="paragraph"/>
    <style:style style:name="P47" style:parent-style-name="Akapitzlistą" style:list-style-name="LFO9" style:family="paragraph"/>
    <style:style style:name="P48" style:parent-style-name="Akapitzlistą" style:list-style-name="LFO9" style:family="paragraph"/>
    <style:style style:name="P49" style:parent-style-name="Nagłówek3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Akapitzlistą" style:list-style-name="LFO12" style:family="paragraph"/>
    <style:style style:name="T51" style:parent-style-name="Domyślnaczcionkaakapitu" style:family="text">
      <style:text-properties fo:font-weight="bold" style:font-weight-asian="bold"/>
    </style:style>
    <style:style style:name="P52" style:parent-style-name="Akapitzlistą" style:list-style-name="LFO12" style:family="paragraph"/>
    <style:style style:name="T53" style:parent-style-name="Domyślnaczcionkaakapitu" style:family="text">
      <style:text-properties fo:font-weight="bold" style:font-weight-asian="bold"/>
    </style:style>
    <style:style style:name="P54" style:parent-style-name="Nagłówek3" style:family="paragraph">
      <style:text-properties style:text-underline-type="single" style:text-underline-style="solid" style:text-underline-width="auto" style:text-underline-mode="continuous"/>
    </style:style>
    <style:style style:name="P55" style:parent-style-name="Akapitzlistą" style:list-style-name="LFO13" style:family="paragraph"/>
    <style:style style:name="P56" style:parent-style-name="Akapitzlistą" style:list-style-name="LFO13" style:family="paragraph"/>
    <style:style style:name="P57" style:parent-style-name="Akapitzlistą" style:list-style-name="LFO13" style:family="paragraph"/>
    <style:style style:name="P58" style:parent-style-name="Akapitzlistą" style:list-style-name="LFO13" style:family="paragraph"/>
    <style:style style:name="P59" style:parent-style-name="Nagłówek4" style:family="paragraph"/>
    <style:style style:name="T60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61" style:parent-style-name="Akapitzlistą" style:list-style-name="LFO15" style:family="paragraph"/>
    <style:style style:name="P62" style:parent-style-name="Nagłówek4" style:family="paragraph"/>
    <style:style style:name="P63" style:parent-style-name="Akapitzlistą" style:list-style-name="LFO15" style:family="paragraph"/>
    <style:style style:name="T64" style:parent-style-name="Domyślnaczcionkaakapitu" style:family="text">
      <style:text-properties fo:font-weight="bold" style:font-weight-asian="bold"/>
    </style:style>
    <style:style style:name="P65" style:parent-style-name="Akapitzlistą" style:list-style-name="LFO15" style:family="paragraph"/>
    <style:style style:name="T66" style:parent-style-name="Domyślnaczcionkaakapitu" style:family="text">
      <style:text-properties fo:font-weight="bold" style:font-weight-asian="bold"/>
    </style:style>
    <style:style style:name="P67" style:parent-style-name="Normalny" style:family="paragraph">
      <style:paragraph-properties>
        <style:tab-stops>
          <style:tab-stop style:type="left" style:position="1.625in"/>
        </style:tab-stops>
      </style:paragraph-properties>
    </style:style>
    <style:style style:name="P68" style:parent-style-name="Nagłówek3" style:family="paragraph"/>
    <style:style style:name="T69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70" style:parent-style-name="Akapitzlistą" style:list-style-name="LFO21" style:family="paragraph"/>
    <style:style style:name="P71" style:parent-style-name="Nagłówek3" style:family="paragraph"/>
    <style:style style:name="T7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73" style:parent-style-name="Akapitzlistą" style:list-style-name="LFO21" style:family="paragraph"/>
    <style:style style:name="T74" style:parent-style-name="Domyślnaczcionkaakapitu" style:family="text">
      <style:text-properties fo:font-weight="bold" style:font-weight-asian="bold"/>
    </style:style>
    <style:style style:name="P75" style:parent-style-name="Akapitzlistą" style:list-style-name="LFO21" style:family="paragraph"/>
    <style:style style:name="T76" style:parent-style-name="Domyślnaczcionkaakapitu" style:family="text">
      <style:text-properties fo:font-weight="bold" style:font-weight-asian="bold"/>
    </style:style>
    <style:style style:name="P77" style:parent-style-name="Nagłówek3" style:family="paragraph"/>
    <style:style style:name="T78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79" style:parent-style-name="Akapitzlistą" style:list-style-name="LFO26" style:family="paragraph"/>
    <style:style style:name="P80" style:parent-style-name="Nagłówek3" style:family="paragraph"/>
    <style:style style:name="T81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82" style:parent-style-name="Akapitzlistą" style:list-style-name="LFO26" style:family="paragraph"/>
    <style:style style:name="T83" style:parent-style-name="Domyślnaczcionkaakapitu" style:family="text">
      <style:text-properties fo:font-weight="bold" style:font-weight-asian="bold"/>
    </style:style>
    <style:style style:name="P84" style:parent-style-name="Akapitzlistą" style:list-style-name="LFO26" style:family="paragraph"/>
    <style:style style:name="T85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Selekcja i ekstrakcja<text:s/>danych</text:h>
      <text:p text:style-name="Normalny">Wczytanie obiektu i jego cech do pamięci. Następnie przekonwertowanie do postaci, w jakiej obliczane będą odległości. Każda cecha rozpatrywana jest indywidualnie.</text:p>
      <text:h text:style-name="P2" text:outline-level="2">Wejście</text:h>
      <text:list text:style-name="LFO5" text:continue-numbering="true">
        <text:list-item>
          <text:p text:style-name="P3">Zbiór danych które zostaną poddane przetwarzaniu</text:p>
        </text:list-item>
        <text:list-item>
          <text:p text:style-name="P4">Lista cech<text:s/></text:p>
        </text:list-item>
        <text:list-item>
          <text:p text:style-name="P5">Opis danych, pojedynczych rekordów i ich cech</text:p>
          <text:list text:continue-numbering="true">
            <text:list-item>
              <text:p text:style-name="P6"><text:span text:style-name="T7">Numeryczne</text:span><text:line-break/>Konwersja przebiega natychmiast, ponieważ liczba jest po prostu kopiowana.</text:p>
            </text:list-item>
            <text:list-item>
              <text:p text:style-name="P8"><text:span text:style-name="T9">Stałe</text:span><text:line-break/>Cechy w postaci identyfikatorów, stringów, czy bloków binarnych danych.</text:p>
              <text:list text:continue-numbering="true">
                <text:list-item>
                  <text:p text:style-name="P10"><text:span text:style-name="T11">Sortowalne</text:span><text:s/><text:line-break/>Stałe, którym można przypisać jednolitą hierarchię, oraz ich ilość jest ograniczona. Tzn. dla każdych dwóch obiektów ze zbioru wartości danej cechy istnieje relacja między nimi. Odpowiednio jest to większość lub mniejszość.</text:p>
                </text:list-item>
                <text:list-item>
                  <text:p text:style-name="P12"><text:span text:style-name="T13">Porównywalne</text:span><text:s/><text:line-break/>Cechy, dla których wartości możemy powiedzieć jedynie czy są równe, czy nie.</text:p>
                  <text:list text:continue-numbering="true">
                    <text:list-item>
                      <text:p text:style-name="P14"><text:span text:style-name="T15">Ograniczone</text:span><text:s/><text:line-break/>Zbiór wartości danej cechy jest ograniczony.</text:p>
                    </text:list-item>
                    <text:list-item>
                      <text:p text:style-name="P16"><text:span text:style-name="T17">Nieograniczone</text:span><text:s/><text:line-break/>Zbiór wartości jest teoretycznie nieograniczony, jednak na tyle powtarzalny, aby był jeszcze przydatny.<text:s/>Jego postać jest konwertowana funkją skrótu.</text:p>
                    </text:list-item>
                  </text:list>
                </text:list-item>
              </text:list>
            </text:list-item>
          </text:list>
        </text:list-item>
      </text:list>
      <text:h text:style-name="P18" text:outline-level="2">Kernel</text:h>
      <text:list text:style-name="LFO16" text:continue-numbering="true">
        <text:list-item>
          <text:p text:style-name="P19"><text:span text:style-name="T20">Blok</text:span>:Pojedyńczy rekord</text:p>
        </text:list-item>
        <text:list-item>
          <text:p text:style-name="P21"><text:span text:style-name="T22">Wątek</text:span>: Pojedyńcza cecha</text:p>
        </text:list-item>
      </text:list>
      <text:h text:style-name="P23" text:outline-level="2">Wyjście</text:h>
      <text:p text:style-name="Normalny">Tabela<text:s/>rekordów z wybranymi cechami w postaci liczbowej.</text:p>
      <text:h text:style-name="Nagłówek1" text:outline-level="1">Odległości</text:h>
      <text:p text:style-name="Normalny">Zadaniem tej fazy jest wygenerowanie macierzy odległości pomiędzy każdą parą obiektów przetwarzanego zbioru.</text:p>
      <text:h text:style-name="P24" text:outline-level="2">Wejście</text:h>
      <text:list text:style-name="LFO7" text:continue-numbering="true">
        <text:list-item>
          <text:p text:style-name="P25">Tabela rekordów<text:s/>z cechami</text:p>
        </text:list-item>
        <text:list-item>
          <text:p text:style-name="P26">Opis cech</text:p>
          <text:list text:continue-numbering="true">
            <text:list-item>
              <text:p text:style-name="P27">Typ</text:p>
            </text:list-item>
            <text:list-item>
              <text:p text:style-name="P28">Waga</text:p>
            </text:list-item>
          </text:list>
        </text:list-item>
      </text:list>
      <text:p text:style-name="Normalny">W specjalnych przypadkach, jak np. obraz, ekstrakcja i selekcja nie są potrzebne. Jednakże wtedy potrzebna jest zdolność czytania tych danych w tym etapie.</text:p>
      <text:soft-page-break/>
      <text:h text:style-name="P29" text:outline-level="2">Kernel</text:h>
      <text:p text:style-name="Normalny">Pary mogą być obliczane niezależnie więc można przypisać je do bloków. Jeśli maksymalna ilość bloków jest mniejsza niż ilość par do obliczenia, wtedy bloke będą obliczały kolejne pary.<text:s/></text:p>
      <text:p text:style-name="P30">[TBD. Program powinien wrócić do hosta po każdej parze czy kontynuować, aż wszystkie pary zostaną przeliczone]</text:p>
      <text:list text:style-name="LFO17" text:continue-numbering="true">
        <text:list-item>
          <text:p text:style-name="P31"><text:span text:style-name="T32">Blok:</text:span><text:span text:style-name="T33"><text:tab/></text:span><text:tab/>pojedyńcza para (lub kilka kolejnych)</text:p>
        </text:list-item>
        <text:list-item>
          <text:p text:style-name="P34"><text:span text:style-name="T35">Kernel:</text:span><text:span text:style-name="T36"><text:tab/></text:span>Pojedyńcza cecha w parze rekordów</text:p>
        </text:list-item>
      </text:list>
      <text:list text:style-name="LFO8" text:continue-numbering="true">
        <text:list-item>
          <text:p text:style-name="P37">Wczytać parę</text:p>
        </text:list-item>
        <text:list-item>
          <text:p text:style-name="P38">Obliczyć odległość<text:s/>(zależnie od typu I wagi)</text:p>
        </text:list-item>
        <text:list-item>
          <text:p text:style-name="P39">Zapisać</text:p>
        </text:list-item>
      </text:list>
      <text:h text:style-name="P40" text:outline-level="2"><text:span text:style-name="T41">Wyjście</text:span></text:h>
      <text:list text:style-name="LFO9" text:continue-numbering="true">
        <text:list-item>
          <text:p text:style-name="P42">Macierz (a tak naprawdę jej połowa)<text:s/>odległości.</text:p>
        </text:list-item>
      </text:list>
      <text:h text:style-name="Nagłówek1" text:outline-level="1">Grupowanie</text:h>
      <text:h text:style-name="Nagłówek2" text:outline-level="2">Funkcja oceny rozwiązań</text:h>
      <text:p text:style-name="P43">Dla każdego rozwiązania i każdego rekordu</text:p>
      <text:h text:style-name="P44" text:outline-level="3"><text:span text:style-name="T45">Wejście</text:span></text:h>
      <text:list text:style-name="LFO9" text:continue-numbering="true">
        <text:list-item>
          <text:p text:style-name="P46">Lista rozwiązań</text:p>
        </text:list-item>
        <text:list-item>
          <text:p text:style-name="P47">Kryteria</text:p>
        </text:list-item>
        <text:list-item>
          <text:p text:style-name="P48">Macierz odległości</text:p>
        </text:list-item>
      </text:list>
      <text:h text:style-name="P49" text:outline-level="3">Kernel</text:h>
      <text:list text:style-name="LFO12" text:continue-numbering="true">
        <text:list-item>
          <text:p text:style-name="P50"><text:span text:style-name="T51">Blok</text:span>:<text:tab/><text:tab/>jedno rozwiązanie</text:p>
        </text:list-item>
        <text:list-item>
          <text:p text:style-name="P52"><text:span text:style-name="T53">Wątek</text:span>:<text:tab/>jedno kryterium</text:p>
        </text:list-item>
      </text:list>
      <text:h text:style-name="P54" text:outline-level="3">Wyjście</text:h>
      <text:list text:style-name="LFO13" text:continue-numbering="true">
        <text:list-item>
          <text:p text:style-name="P55">Listy (po jednej dla każdego kryterium) przypisujące danemu rozwiązaniu jego wynik</text:p>
        </text:list-item>
      </text:list>
      <text:h text:style-name="Nagłówek2" text:outline-level="2">Sortowanie rozwiązań</text:h>
      <text:p text:style-name="Normalny">Sortowanie dominacji w rozwiązaniach.</text:p>
      <text:list text:style-name="LFO13" text:continue-numbering="true">
        <text:list-item>
          <text:p text:style-name="P56">Każdemy rozwiązaniu przypisuje się dwa atrybuty</text:p>
          <text:list text:continue-numbering="true">
            <text:list-item>
              <text:p text:style-name="P57">N – ilość rozwiązań dominujących to rozwiązanie.</text:p>
            </text:list-item>
            <text:list-item>
              <text:p text:style-name="P58">S – zbiór rozwiązań zdominowanych przez to rozwiązanie</text:p>
            </text:list-item>
          </text:list>
        </text:list-item>
      </text:list>
      <text:h text:style-name="Nagłówek3" text:outline-level="3">Sortowanie list kryteriów</text:h>
      <text:p text:style-name="Normalny">Przy krótkich listach rozwiązań, nie opłaca się tego robić. Przeszukiwanie po czterech listach będzie odpowiednio szybkie I oszczędniejsze w pamięci</text:p>
      <text:h text:style-name="Nagłówek3" text:outline-level="3">Generowanie atrybutów</text:h>
      <text:h text:style-name="P59" text:outline-level="4"><text:span text:style-name="T60">Wejście</text:span></text:h>
      <text:list text:style-name="LFO15" text:continue-numbering="true">
        <text:list-item>
          <text:p text:style-name="P61">listy wyników kryterium</text:p>
        </text:list-item>
      </text:list>
      <text:soft-page-break/>
      <text:h text:style-name="P62" text:outline-level="4">Kernel:</text:h>
      <text:list text:style-name="LFO15" text:continue-numbering="true">
        <text:list-item>
          <text:p text:style-name="P63"><text:span text:style-name="T64">Blok</text:span>:</text:p>
        </text:list-item>
        <text:list-item>
          <text:p text:style-name="P65"><text:span text:style-name="T66">Wątek</text:span>:<text:tab/>Rozwiązanie<text:line-break/>Przeszukaj kolejno listy wyników. Wylistuj wszystkie rozwiązania, które są gorsze od tego w każdym kryterium. Wynikowy zbiór zapisz jako atrybut S a wszystkim zwiększ o 1 atrybut N</text:p>
        </text:list-item>
      </text:list>
      <text:h text:style-name="Nagłówek2" text:outline-level="2">Selekcja rozwiązań</text:h>
      <text:p text:style-name="P67">Według algorytmu selekcji NSGA-II</text:p>
      <text:h text:style-name="Nagłówek2" text:outline-level="2">Krzyżowanie rozwiązań</text:h>
      <text:h text:style-name="P68" text:outline-level="3"><text:span text:style-name="T69">Wejście</text:span>:</text:h>
      <text:list text:style-name="LFO21" text:continue-numbering="true">
        <text:list-item>
          <text:p text:style-name="P70">Zbiór “najlepszych” rozwiązań przeznaczonych do krzyżowania</text:p>
        </text:list-item>
      </text:list>
      <text:h text:style-name="P71" text:outline-level="3"><text:span text:style-name="T72">Kernel</text:span>:</text:h>
      <text:list text:style-name="LFO21" text:continue-numbering="true">
        <text:list-item>
          <text:p text:style-name="P73"><text:span text:style-name="T74">Blok</text:span>:</text:p>
        </text:list-item>
        <text:list-item>
          <text:p text:style-name="P75"><text:span text:style-name="T76">Wątek</text:span>:<text:tab/>Para<text:line-break/>Krzyżowanie pojedyńczej pary rozwiązań.</text:p>
        </text:list-item>
      </text:list>
      <text:h text:style-name="Nagłówek2" text:outline-level="2">Mutacja rozwiązań</text:h>
      <text:p text:style-name="Normalny">Indywidualnie rozpatrzeć mutację jażdego rozwiązania.</text:p>
      <text:h text:style-name="P77" text:outline-level="3"><text:span text:style-name="T78">Wejście</text:span>:</text:h>
      <text:list text:style-name="LFO26" text:continue-numbering="true">
        <text:list-item>
          <text:p text:style-name="P79">Zbiór rozwiązań</text:p>
        </text:list-item>
      </text:list>
      <text:h text:style-name="P80" text:outline-level="3"><text:span text:style-name="T81">Kernel</text:span>:</text:h>
      <text:list text:style-name="LFO26" text:continue-numbering="true">
        <text:list-item>
          <text:p text:style-name="P82"><text:span text:style-name="T83">Blok</text:span>:</text:p>
        </text:list-item>
        <text:list-item>
          <text:p text:style-name="P84"><text:span text:style-name="T85">Wątek</text:span>:<text:tab/>Pojedyńcze rozwiązani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mbria" style:font-name-asian="MS Gothic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margin-top="0.1666in" fo:margin-bottom="0.0416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Cambria" style:font-name-asian="MS Gothic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top="0.1666in" fo:margin-bottom="0.0416in"/>
      <style:text-properties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margin-top="0.1666in" fo:margin-bottom="0.0416in"/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margin-top="0.1666in" fo:margin-bottom="0.0416in"/>
      <style:text-properties style:font-name-complex="Times New Roman" fo:font-weight="bold" style:font-weight-asian="bold" style:font-weight-complex="bold" fo:font-size="11pt" style:font-size-asian="11pt" style:font-size-complex="11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margin-top="0.1666in" fo:margin-bottom="0.0416in"/>
      <style:text-properties style:font-name-complex="Times New Roman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margin-top="0.1666in" fo:margin-bottom="0.0416in"/>
      <style:text-properties style:font-name-complex="Times New Roman" fo:font-style="italic" style:font-style-asian="italic" style:font-style-complex="italic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margin-top="0.1666in" fo:margin-bottom="0.0416in"/>
      <style:text-properties style:font-name="Cambria" style:font-name-asian="MS Gothic" style:font-name-complex="Times New Roman" fo:font-size="11pt" style:font-size-asian="11pt" style:font-size-complex="11pt" fo:hyphenate="false"/>
    </style:style>
    <style:style style:name="Normalny" style:display-name="Normalny" style:family="paragraph">
      <style:paragraph-properties fo:margin-bottom="0in" fo:line-height="100%"/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główek3Znak" style:display-name="Nagłówek 3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ize="13pt" style:font-size-asian="13pt" style:font-size-complex="13pt"/>
    </style:style>
    <style:style style:name="Nagłówek4Znak" style:display-name="Nagłówek 4 Znak" style:family="text" style:parent-style-name="Domyślnaczcionkaakapitu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Nagłówek5Znak" style:display-name="Nagłówek 5 Znak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Nagłówek6Znak" style:display-name="Nagłówek 6 Znak" style:family="text" style:parent-style-name="Domyślnaczcionkaakapitu">
      <style:text-properties style:font-name-complex="Times New Roman" fo:font-weight="bold" style:font-weight-asian="bold" style:font-weight-complex="bold"/>
    </style:style>
    <style:style style:name="Nagłówek7Znak" style:display-name="Nagłówek 7 Znak" style:family="text" style:parent-style-name="Domyślnaczcionkaakapitu">
      <style:text-properties style:font-name-complex="Times New Roman" fo:font-size="12pt" style:font-size-asian="12pt" style:font-size-complex="12pt"/>
    </style:style>
    <style:style style:name="Nagłówek8Znak" style:display-name="Nagłówek 8 Znak" style:family="text" style:parent-style-name="Domyślnaczcionkaakapitu">
      <style:text-properties style:font-name-complex="Times New Roman" fo:font-style="italic" style:font-style-asian="italic" style:font-style-complex="italic" fo:font-size="12pt" style:font-size-asian="12pt" style:font-size-complex="12pt"/>
    </style:style>
    <style:style style:name="Nagłówek9Znak" style:display-name="Nagłówek 9 Znak" style:family="text" style:parent-style-name="Domyślnaczcionkaakapitu">
      <style:text-properties style:font-name="Cambria" style:font-name-asian="MS Gothic" style:font-name-complex="Times New Roman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ytuł" style:display-name="Tytuł" style:family="paragraph" style:parent-style-name="Normalny" style:next-style-name="Normalny" style:default-outline-level="1">
      <style:paragraph-properties fo:text-align="center" fo:margin-top="0.1666in" fo:margin-bottom="0.0416in"/>
      <style:text-properties style:font-name="Cambria" style:font-name-asian="MS Gothic" fo:font-weight="bold" style:font-weight-asian="bold" style:font-weight-complex="bold" style:letter-kerning="true" fo:font-size="16pt" style:font-size-asian="16pt" style:font-size-complex="16pt" fo:hyphenate="false"/>
    </style:style>
    <style:style style:name="TytułZnak" style:display-name="Tytuł Znak" style:family="text" style:parent-style-name="Domyślnaczcionkaakapitu">
      <style:text-properties style:font-name="Cambria" style:font-name-asian="MS Gothic" fo:font-weight="bold" style:font-weight-asian="bold" style:font-weight-complex="bold" style:letter-kerning="true" fo:font-size="16pt" style:font-size-asian="16pt" style:font-size-complex="16pt"/>
    </style:style>
    <style:style style:name="Podtytuł" style:display-name="Podtytuł" style:family="paragraph" style:parent-style-name="Normalny" style:next-style-name="Normalny" style:default-outline-level="2">
      <style:paragraph-properties fo:text-align="center" fo:margin-bottom="0.0416in"/>
      <style:text-properties style:font-name="Cambria" style:font-name-asian="MS Gothic" fo:hyphenate="false"/>
    </style:style>
    <style:style style:name="PodtytułZnak" style:display-name="Podtytuł Znak" style:family="text" style:parent-style-name="Domyślnaczcionkaakapitu">
      <style:text-properties style:font-name="Cambria" style:font-name-asian="MS Gothic" fo:font-size="12pt" style:font-size-asian="12pt" style:font-size-complex="12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="Calibri" fo:font-weight="bold" style:font-weight-asian="bold" fo:font-style="italic" style:font-style-asian="italic" style:font-style-complex="italic"/>
    </style:style>
    <style:style style:name="Bezodstępów" style:display-name="Bez odstępów" style:family="paragraph" style:parent-style-name="Normalny">
      <style:text-properties style:font-size-complex="16pt"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fo:hyphenate="false"/>
    </style:style>
    <style:style style:name="CytatZnak" style:display-name="Cytat Znak" style:family="text" style:parent-style-name="Domyślnaczcionkaakapitu">
      <style:text-properties fo:font-style="italic" style:font-style-asian="italic" fo:font-size="12pt" style:font-size-asian="12pt" style:font-size-complex="12pt"/>
    </style:style>
    <style:style style:name="Cytatintensywny" style:display-name="Cytat intensywny" style:family="paragraph" style:parent-style-name="Normalny" style:next-style-name="Normalny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CytatintensywnyZnak" style:display-name="Cytat intensywny Znak" style:family="text" style:parent-style-name="Domyślnaczcionkaakapitu">
      <style:text-properties fo:font-weight="bold" style:font-weight-asian="bold" fo:font-style="italic" style:font-style-asian="italic" fo:font-size="12pt" style:font-size-asian="12pt"/>
    </style:style>
    <style:style style:name="Wyróżnieniedelikatne" style:display-name="Wyróżnienie delikatne" style:family="text">
      <style:text-properties fo:font-style="italic" style:font-style-asian="italic" fo:color="#5A5A5A"/>
    </style:style>
    <style:style style:name="Wyróżnienieintensywne" style:display-name="Wyróżnienie intensywne" style:family="text" style:parent-style-name="Domyślnaczcionkaakapitu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Odwołaniedelikatne" style:display-name="Odwołanie delikatne" style:family="text" style:parent-style-name="Domyślnaczcionkaakapitu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Odwołanieintensywne" style:display-name="Odwołanie intensywne" style:family="text" style:parent-style-name="Domyślnaczcionkaakapitu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ytułksiążki" style:display-name="Tytuł książki" style:family="text" style:parent-style-name="Domyślnaczcionkaakapitu">
      <style:text-properties style:font-name="Cambria" style:font-name-asian="MS Gothic" fo:font-weight="bold" style:font-weight-asian="bold" fo:font-style="italic" style:font-style-asian="italic" fo:font-size="12pt" style:font-size-asian="12pt" style:font-size-complex="12pt"/>
    </style:style>
    <style:style style:name="Nagłówekspisutreści" style:display-name="Nagłówek spisu treści" style:family="paragraph" style:parent-style-name="Nagłówek1" style:next-style-name="Normalny" style:list-style-name="LFO14">
      <style:text-properties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bullet text:level="1" text:style-name="WW_CharLFO12LVL1" text:bullet-char="">
        <style:list-level-properties text:space-before="0.2416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416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416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Yoi</meta:initial-creator>
    <dc:creator>Yoi</dc:creator>
    <meta:creation-date>2011-04-15T01:07:00Z</meta:creation-date>
    <dc:date>2011-04-15T01:07:00Z</dc:date>
    <meta:template xlink:href="Normal.dotm" xlink:type="simple"/>
    <meta:editing-cycles>2</meta:editing-cycles>
    <meta:editing-duration>PT60S</meta:editing-duration>
    <meta:document-statistic meta:page-count="3" meta:paragraph-count="6" meta:word-count="466" meta:character-count="3256" meta:row-count="23" meta:non-whitespace-character-count="2796"/>
  </office:meta>
</office:document-meta>
</file>